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6B0002577200020F1A1CFF1BBD.wmf" manifest:media-type=""/>
  <manifest:file-entry manifest:full-path="Pictures/200000610002577200020F1AFD7D3F4C.wmf" manifest:media-type=""/>
  <manifest:file-entry manifest:full-path="Pictures/200000690002577200020F1AB60BCD85.wmf" manifest:media-type=""/>
  <manifest:file-entry manifest:full-path="Pictures/200000600002577200020F1A07F52784.wmf" manifest:media-type=""/>
  <manifest:file-entry manifest:full-path="Pictures/2000006D0002577200020F1A5C1D1A6D.wmf" manifest:media-type=""/>
  <manifest:file-entry manifest:full-path="Pictures/2000006A0002577200020F1A4348EE61.wmf" manifest:media-type=""/>
  <manifest:file-entry manifest:full-path="Pictures/200000630002577200020F1A43929CA6.wmf" manifest:media-type=""/>
  <manifest:file-entry manifest:full-path="Pictures/200000600002577200020F1A8DC5D1B6.wmf" manifest:media-type=""/>
  <manifest:file-entry manifest:full-path="Pictures/2000006C0002577200020F1A86D911F9.wmf" manifest:media-type=""/>
  <manifest:file-entry manifest:full-path="Pictures/200000630002577200020F1AE476C580.wmf" manifest:media-type=""/>
  <manifest:file-entry manifest:full-path="Pictures/2000007D0002577200020F1AAE2918CC.wmf" manifest:media-type=""/>
  <manifest:file-entry manifest:full-path="Pictures/2000006C0002577200020F1AFB4AF952.wmf" manifest:media-type=""/>
  <manifest:file-entry manifest:full-path="Pictures/2000006C0002577200020F1AD22ACD6A.wmf" manifest:media-type=""/>
  <manifest:file-entry manifest:full-path="Pictures/2000007D0002577200020F1A0BC80FAE.wmf" manifest:media-type=""/>
  <manifest:file-entry manifest:full-path="Pictures/2000007A0002577200020F1A388E1840.wmf" manifest:media-type=""/>
  <manifest:file-entry manifest:full-path="Pictures/200000770002577200020F1AF7653D43.wmf" manifest:media-type=""/>
  <manifest:file-entry manifest:full-path="Pictures/200000620002577200020F1A862641B0.wmf" manifest:media-type=""/>
  <manifest:file-entry manifest:full-path="Pictures/200000650002577200020F1AF38C6683.wmf" manifest:media-type=""/>
  <manifest:file-entry manifest:full-path="Pictures/200000620002577200020F1AA66C2900.wmf" manifest:media-type=""/>
  <manifest:file-entry manifest:full-path="Pictures/2000007D0002577200020F1AB948E9A0.wmf" manifest:media-type=""/>
  <manifest:file-entry manifest:full-path="Pictures/2000006A0002577200020F1AE45BCA75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/>
      <style:text-properties officeooo:paragraph-rsid="00163133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/>
      <style:text-properties style:font-name="Times New Roman1" fo:font-size="12pt" fo:language="en" fo:country="US" fo:font-weight="bold" officeooo:paragraph-rsid="00163133" style:font-size-asian="12pt" style:language-asian="en" style:country-asian="US" style:font-weight-asian="bold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/>
      <style:text-properties style:font-name="Times New Roman1" fo:font-size="12pt" fo:language="ru" fo:country="RU" fo:font-weight="bold" officeooo:paragraph-rsid="00163133" style:font-size-asian="12pt" style:language-asian="en" style:country-asian="US" style:font-weight-asian="bold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/>
      <style:text-properties style:font-name="DejaVu Sans" fo:font-size="14pt" officeooo:paragraph-rsid="00163133" style:font-size-asian="14pt" style:font-size-complex="14pt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column" style:vertical-align="auto"/>
      <style:text-properties style:font-name="DejaVu Sans" fo:font-size="14pt" fo:language="ru" fo:country="RU" fo:font-weight="normal" officeooo:paragraph-rsid="00163133" style:font-size-asian="12.25pt" style:language-asian="en" style:country-asian="US" style:font-weight-asian="normal" style:font-size-complex="14pt" style:font-weight-complex="normal"/>
    </style:style>
    <style:style style:name="T1" style:family="text">
      <style:text-properties style:font-name="Times New Roman1" fo:font-size="12pt" fo:language="en" fo:country="US" fo:font-weight="bold" style:font-size-asian="12pt" style:language-asian="en" style:country-asian="US" style:font-weight-asian="bold"/>
    </style:style>
    <style:style style:name="T2" style:family="text">
      <style:text-properties style:font-name="Times New Roman1" fo:font-size="12pt" fo:language="ru" fo:country="RU" fo:font-weight="bold" style:font-size-asian="12pt" style:language-asian="en" style:country-asian="US" style:font-weight-asian="bold"/>
    </style:style>
    <style:style style:name="T3" style:family="text">
      <style:text-properties officeooo:rsid="0016313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Цумэ-сёги в 1 ход</text:span></text:p>
      <text:p text:style-name="P1"/>
      <text:p text:style-name="P1"><draw:frame draw:style-name="fr1" text:anchor-type="as-char" svg:width="7.562cm" svg:height="6.389cm" draw:z-index="0"><draw:image xlink:href="Pictures/200000630002577200020F1A43929CA6.wmf" xlink:type="simple" xlink:show="embed" xlink:actuate="onLoad"/></draw:frame></text:p>
      <text:p text:style-name="P1"><text:span text:style-name="T1">(100) <text:s/></text:span></text:p>
      <text:p text:style-name="P2"/>
      <text:p text:style-name="P3"/>
      <text:p text:style-name="P1"><draw:frame draw:style-name="fr1" draw:name="Графический объект1" text:anchor-type="as-char" svg:width="7.562cm" svg:height="6.389cm" draw:z-index="1"><draw:image xlink:href="Pictures/200000690002577200020F1AB60BCD85.wmf" xlink:type="simple" xlink:show="embed" xlink:actuate="onLoad"/></draw:frame></text:p>
      <text:p text:style-name="P1"><text:span text:style-name="T1">(</text:span><text:span text:style-name="T2">10</text:span><text:span text:style-name="T1">1) <text:s/></text:span></text:p>
      <text:p text:style-name="P2"/>
      <text:p text:style-name="P2"/>
      <text:p text:style-name="P1"><draw:frame draw:style-name="fr1" draw:name="Графический объект2" text:anchor-type="as-char" svg:width="7.562cm" svg:height="6.389cm" draw:z-index="2"><draw:image xlink:href="Pictures/200000620002577200020F1AA66C2900.wmf" xlink:type="simple" xlink:show="embed" xlink:actuate="onLoad"/></draw:frame></text:p>
      <text:p text:style-name="P1"><text:span text:style-name="T1">(</text:span><text:span text:style-name="T2">10</text:span><text:span text:style-name="T1">2) <text:s/></text:span></text:p>
      <text:p text:style-name="P5"><text:span text:style-name="T3">Из задачника Мори Нобуо</text:span></text:p>
      <text:p text:style-name="P2"/>
      <text:p text:style-name="P1"><draw:frame draw:style-name="fr1" draw:name="Графический объект3" text:anchor-type="as-char" svg:width="7.562cm" svg:height="6.389cm" draw:z-index="3"><draw:image xlink:href="Pictures/2000006B0002577200020F1A1CFF1BBD.wmf" xlink:type="simple" xlink:show="embed" xlink:actuate="onLoad"/></draw:frame></text:p>
      <text:p text:style-name="P1"><text:span text:style-name="T1">(</text:span><text:span text:style-name="T2">10</text:span><text:span text:style-name="T1">3) <text:s/></text:span></text:p>
      <text:p text:style-name="P2"/>
      <text:p text:style-name="P2"/>
      <text:p text:style-name="P1"><draw:frame draw:style-name="fr1" draw:name="Графический объект4" text:anchor-type="as-char" svg:width="7.562cm" svg:height="6.389cm" draw:z-index="4"><draw:image xlink:href="Pictures/2000006A0002577200020F1AE45BCA75.wmf" xlink:type="simple" xlink:show="embed" xlink:actuate="onLoad"/></draw:frame></text:p>
      <text:p text:style-name="P1"><text:span text:style-name="T1">(</text:span><text:span text:style-name="T2">10</text:span><text:span text:style-name="T1">4) <text:s/></text:span></text:p>
      <text:p text:style-name="P2"/>
      <text:p text:style-name="P2"/>
      <text:p text:style-name="P1"><draw:frame draw:style-name="fr1" draw:name="Графический объект5" text:anchor-type="as-char" svg:width="7.562cm" svg:height="6.389cm" draw:z-index="5"><draw:image xlink:href="Pictures/2000006C0002577200020F1AD22ACD6A.wmf" xlink:type="simple" xlink:show="embed" xlink:actuate="onLoad"/></draw:frame></text:p>
      <text:p text:style-name="P1"><text:span text:style-name="T1">(</text:span><text:span text:style-name="T2">10</text:span><text:span text:style-name="T1">5) <text:s/></text:span></text:p>
      <text:p text:style-name="P2"/>
      <text:p text:style-name="P2"/>
      <text:p text:style-name="P1"><text:soft-page-break/><draw:frame draw:style-name="fr1" draw:name="Графический объект6" text:anchor-type="as-char" svg:width="7.562cm" svg:height="6.389cm" draw:z-index="6"><draw:image xlink:href="Pictures/2000007D0002577200020F1AB948E9A0.wmf" xlink:type="simple" xlink:show="embed" xlink:actuate="onLoad"/></draw:frame></text:p>
      <text:p text:style-name="P1"><text:span text:style-name="T1">(</text:span><text:span text:style-name="T2">10</text:span><text:span text:style-name="T1">6) <text:s/></text:span></text:p>
      <text:p text:style-name="P2"/>
      <text:p text:style-name="P2"/>
      <text:p text:style-name="P1"><draw:frame draw:style-name="fr1" draw:name="Графический объект7" text:anchor-type="as-char" svg:width="7.562cm" svg:height="6.389cm" draw:z-index="7"><draw:image xlink:href="Pictures/2000007D0002577200020F1A0BC80FAE.wmf" xlink:type="simple" xlink:show="embed" xlink:actuate="onLoad"/></draw:frame></text:p>
      <text:p text:style-name="P1"><text:span text:style-name="T1">(</text:span><text:span text:style-name="T2">10</text:span><text:span text:style-name="T1">7) <text:s/></text:span></text:p>
      <text:p text:style-name="P2"/>
      <text:p text:style-name="P2"/>
      <text:p text:style-name="P1"><draw:frame draw:style-name="fr1" draw:name="Графический объект8" text:anchor-type="as-char" svg:width="7.562cm" svg:height="6.389cm" draw:z-index="8"><draw:image xlink:href="Pictures/2000007D0002577200020F1AAE2918CC.wmf" xlink:type="simple" xlink:show="embed" xlink:actuate="onLoad"/></draw:frame></text:p>
      <text:p text:style-name="P1"><text:span text:style-name="T1">(</text:span><text:span text:style-name="T2">10</text:span><text:span text:style-name="T1">8) <text:s/></text:span></text:p>
      <text:p text:style-name="P2"/>
      <text:p text:style-name="P2"/>
      <text:p text:style-name="P1"><draw:frame draw:style-name="fr1" draw:name="Графический объект9" text:anchor-type="as-char" svg:width="7.562cm" svg:height="6.389cm" draw:z-index="9"><draw:image xlink:href="Pictures/200000600002577200020F1A8DC5D1B6.wmf" xlink:type="simple" xlink:show="embed" xlink:actuate="onLoad"/></draw:frame></text:p>
      <text:p text:style-name="P1"><text:span text:style-name="T1">(</text:span><text:span text:style-name="T2">10</text:span><text:span text:style-name="T1">9) <text:s/></text:span></text:p>
      <text:p text:style-name="P2"/>
      <text:p text:style-name="P2"/>
      <text:p text:style-name="P1"><draw:frame draw:style-name="fr1" draw:name="Графический объект10" text:anchor-type="as-char" svg:width="7.562cm" svg:height="6.389cm" draw:z-index="10"><draw:image xlink:href="Pictures/200000600002577200020F1A07F52784.wmf" xlink:type="simple" xlink:show="embed" xlink:actuate="onLoad"/></draw:frame></text:p>
      <text:p text:style-name="P1"><text:span text:style-name="T1">(</text:span><text:span text:style-name="T2">1</text:span><text:span text:style-name="T1">10) <text:s/></text:span></text:p>
      <text:p text:style-name="P2"/>
      <text:p text:style-name="P2"/>
      <text:p text:style-name="P1"><draw:frame draw:style-name="fr1" draw:name="Графический объект11" text:anchor-type="as-char" svg:width="7.562cm" svg:height="6.389cm" draw:z-index="11"><draw:image xlink:href="Pictures/2000006C0002577200020F1A86D911F9.wmf" xlink:type="simple" xlink:show="embed" xlink:actuate="onLoad"/></draw:frame></text:p>
      <text:p text:style-name="P1"><text:span text:style-name="T1">(</text:span><text:span text:style-name="T2">1</text:span><text:span text:style-name="T1">11) <text:s/></text:span></text:p>
      <text:p text:style-name="P2"/>
      <text:p text:style-name="P2"/>
      <text:p text:style-name="P1"><text:soft-page-break/><draw:frame draw:style-name="fr1" draw:name="Графический объект12" text:anchor-type="as-char" svg:width="7.562cm" svg:height="6.389cm" draw:z-index="12"><draw:image xlink:href="Pictures/200000610002577200020F1AFD7D3F4C.wmf" xlink:type="simple" xlink:show="embed" xlink:actuate="onLoad"/></draw:frame></text:p>
      <text:p text:style-name="P1"><text:span text:style-name="T1">(</text:span><text:span text:style-name="T2">1</text:span><text:span text:style-name="T1">12) <text:s/></text:span></text:p>
      <text:p text:style-name="P2"/>
      <text:p text:style-name="P2"/>
      <text:p text:style-name="P1"><draw:frame draw:style-name="fr1" draw:name="Графический объект13" text:anchor-type="as-char" svg:width="7.562cm" svg:height="6.389cm" draw:z-index="13"><draw:image xlink:href="Pictures/2000006C0002577200020F1AFB4AF952.wmf" xlink:type="simple" xlink:show="embed" xlink:actuate="onLoad"/></draw:frame></text:p>
      <text:p text:style-name="P1"><text:span text:style-name="T1">(</text:span><text:span text:style-name="T2">1</text:span><text:span text:style-name="T1">13) <text:s/></text:span></text:p>
      <text:p text:style-name="P2"/>
      <text:p text:style-name="P2"/>
      <text:p text:style-name="P1"><draw:frame draw:style-name="fr1" draw:name="Графический объект14" text:anchor-type="as-char" svg:width="7.562cm" svg:height="6.389cm" draw:z-index="14"><draw:image xlink:href="Pictures/200000630002577200020F1AE476C580.wmf" xlink:type="simple" xlink:show="embed" xlink:actuate="onLoad"/></draw:frame></text:p>
      <text:p text:style-name="P1"><text:span text:style-name="T1">(</text:span><text:span text:style-name="T2">1</text:span><text:span text:style-name="T1">14) <text:s/></text:span></text:p>
      <text:p text:style-name="P2"/>
      <text:p text:style-name="P2"/>
      <text:p text:style-name="P1"><draw:frame draw:style-name="fr1" draw:name="Графический объект15" text:anchor-type="as-char" svg:width="7.562cm" svg:height="6.389cm" draw:z-index="15"><draw:image xlink:href="Pictures/200000620002577200020F1A862641B0.wmf" xlink:type="simple" xlink:show="embed" xlink:actuate="onLoad"/></draw:frame></text:p>
      <text:p text:style-name="P1"><text:span text:style-name="T1">(</text:span><text:span text:style-name="T2">1</text:span><text:span text:style-name="T1">15) <text:s/></text:span></text:p>
      <text:p text:style-name="P2"/>
      <text:p text:style-name="P2"/>
      <text:p text:style-name="P1"><draw:frame draw:style-name="fr1" draw:name="Графический объект16" text:anchor-type="as-char" svg:width="7.562cm" svg:height="6.389cm" draw:z-index="16"><draw:image xlink:href="Pictures/2000006A0002577200020F1A4348EE61.wmf" xlink:type="simple" xlink:show="embed" xlink:actuate="onLoad"/></draw:frame></text:p>
      <text:p text:style-name="P1"><text:span text:style-name="T1">(</text:span><text:span text:style-name="T2">1</text:span><text:span text:style-name="T1">16) <text:s/></text:span></text:p>
      <text:p text:style-name="P2"/>
      <text:p text:style-name="P2"/>
      <text:p text:style-name="P1"><draw:frame draw:style-name="fr1" draw:name="Графический объект17" text:anchor-type="as-char" svg:width="7.562cm" svg:height="6.389cm" draw:z-index="17"><draw:image xlink:href="Pictures/2000007A0002577200020F1A388E1840.wmf" xlink:type="simple" xlink:show="embed" xlink:actuate="onLoad"/></draw:frame></text:p>
      <text:p text:style-name="P1"><text:span text:style-name="T1">(</text:span><text:span text:style-name="T2">1</text:span><text:span text:style-name="T1">17) <text:s/></text:span></text:p>
      <text:p text:style-name="P2"/>
      <text:p text:style-name="P2"/>
      <text:p text:style-name="P1"><text:soft-page-break/><draw:frame draw:style-name="fr1" draw:name="Графический объект18" text:anchor-type="as-char" svg:width="7.562cm" svg:height="6.389cm" draw:z-index="18"><draw:image xlink:href="Pictures/200000770002577200020F1AF7653D43.wmf" xlink:type="simple" xlink:show="embed" xlink:actuate="onLoad"/></draw:frame></text:p>
      <text:p text:style-name="P1"><text:span text:style-name="T1">(</text:span><text:span text:style-name="T2">1</text:span><text:span text:style-name="T1">18) <text:s/></text:span></text:p>
      <text:p text:style-name="P2"/>
      <text:p text:style-name="P2"/>
      <text:p text:style-name="P1"><draw:frame draw:style-name="fr1" draw:name="Графический объект19" text:anchor-type="as-char" svg:width="7.562cm" svg:height="6.389cm" draw:z-index="19"><draw:image xlink:href="Pictures/200000650002577200020F1AF38C6683.wmf" xlink:type="simple" xlink:show="embed" xlink:actuate="onLoad"/></draw:frame></text:p>
      <text:p text:style-name="P1"><text:span text:style-name="T1">(</text:span><text:span text:style-name="T2">1</text:span><text:span text:style-name="T1">19) <text:s/></text:span></text:p>
      <text:p text:style-name="P2"/>
      <text:p text:style-name="P2"/>
      <text:p text:style-name="P1"><draw:frame draw:style-name="fr1" draw:name="Графический объект20" text:anchor-type="as-char" svg:width="7.562cm" svg:height="6.389cm" draw:z-index="20"><draw:image xlink:href="Pictures/2000006D0002577200020F1A5C1D1A6D.wmf" xlink:type="simple" xlink:show="embed" xlink:actuate="onLoad"/></draw:frame></text:p>
      <text:p text:style-name="P1"><text:span text:style-name="T1">(</text:span><text:span text:style-name="T2">1</text:span><text:span text:style-name="T1">20)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1:43:25.11</meta:creation-date>
    <dc:date>2015-11-30T11:47:41.14</dc:date>
    <meta:editing-duration>P0D</meta:editing-duration>
    <meta:editing-cycles>1</meta:editing-cycles>
    <meta:document-statistic meta:table-count="0" meta:image-count="21" meta:object-count="0" meta:page-count="4" meta:paragraph-count="44" meta:word-count="29" meta:character-count="187" meta:non-whitespace-character-count="139"/>
    <meta:generator>LibreOffice/4.0.3.3$Windows_x86 LibreOffice_project/0eaa50a932c8f2199a615e1eb30f7ac74279539</meta:generator>
  </office:meta>
</office:document-meta>
</file>